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637cm" fo:margin-left="1.386cm" table:align="left"/>
    </style:style>
    <style:style style:name="Table1.A" style:family="table-column">
      <style:table-column-properties style:column-width="15.637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5.663cm" fo:margin-left="1.36cm" table:align="left"/>
    </style:style>
    <style:style style:name="Table2.A" style:family="table-column">
      <style:table-column-properties style:column-width="15.6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ourier 10 Pitch"/>
    </style:style>
    <style:style style:name="P2" style:family="paragraph" style:parent-style-name="Text_20_body" style:list-style-name="L1">
      <style:text-properties style:font-name="Courier 10 Pitch"/>
    </style:style>
    <style:style style:name="P3" style:family="paragraph" style:parent-style-name="Text_20_body" style:list-style-name="L1">
      <style:text-properties style:font-name="Courier 10 Pitch" officeooo:paragraph-rsid="005e30bd"/>
    </style:style>
    <style:style style:name="P4" style:family="paragraph" style:parent-style-name="Text_20_body" style:list-style-name="L1">
      <style:text-properties style:font-name="Courier 10 Pitch" fo:font-weight="bold" style:font-weight-asian="bold" style:font-weight-complex="bold"/>
    </style:style>
    <style:style style:name="P5" style:family="paragraph" style:parent-style-name="Text_20_body" style:list-style-name="L1">
      <style:paragraph-properties fo:text-align="center" style:justify-single-word="false"/>
      <style:text-properties style:font-name="Courier 10 Pitch" fo:font-size="16pt" fo:font-weight="bold" style:font-size-asian="16pt" style:font-weight-asian="bold" style:font-size-complex="16pt" style:font-weight-complex="bold"/>
    </style:style>
    <style:style style:name="T1" style:family="text">
      <style:text-properties fo:font-variant="normal" fo:text-transform="none" fo:color="#000000" fo:font-size="12pt" fo:letter-spacing="normal" fo:font-style="normal" fo:font-weight="bold" style:font-size-asian="12pt" style:font-size-complex="12pt"/>
    </style:style>
    <style:style style:name="T2"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font-weight-asian="bold" style:font-weight-complex="bold"/>
    </style:style>
    <style:style style:name="T5" style:family="text">
      <style:text-properties fo:font-variant="normal" fo:text-transform="none" fo:color="#000000" fo:letter-spacing="normal" fo:font-style="normal" fo:font-weight="normal" officeooo:rsid="005470ae" style:font-weight-asian="bold" style:font-weight-complex="bold"/>
    </style:style>
    <style:style style:name="T6" style:family="text">
      <style:text-properties fo:font-variant="normal" fo:text-transform="none" fo:color="#000000" fo:letter-spacing="normal" fo:font-style="normal" officeooo:rsid="005470ae"/>
    </style:style>
    <style:style style:name="T7" style:family="text">
      <style:text-properties officeooo:rsid="0022a619"/>
    </style:style>
    <style:style style:name="T8" style:family="text">
      <style:text-properties officeooo:rsid="00248994"/>
    </style:style>
    <style:style style:name="T9" style:family="text">
      <style:text-properties officeooo:rsid="002a62ed"/>
    </style:style>
    <style:style style:name="T10" style:family="text">
      <style:text-properties officeooo:rsid="002c5aac"/>
    </style:style>
    <style:style style:name="T11" style:family="text">
      <style:text-properties officeooo:rsid="00319628"/>
    </style:style>
    <style:style style:name="T1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76397708003198181" text:style-name="L1">
        <text:list-header>
          <text:p text:style-name="P5">Science and Technology</text:p>
        </text:list-header>
        <text:list-item>
          <text:p text:style-name="P2"><text:span text:style-name="T12"><text:s/></text:span><text:span text:style-name="T2">2 new Russ</text:span><text:span text:style-name="T1">ian reactors for Kudankulam to cost double, most expensive n-plants</text:span></text:p>
        </text:list-item>
      </text:list>
      <table:table table:name="Table1" table:style-name="Table1">
        <table:table-column table:style-name="Table1.A"/>
        <table:table-header-rows>
          <table:table-row>
            <table:table-cell table:style-name="Table1.A1" office:value-type="string">
              <text:p text:style-name="P1">New Projects</text:p>
            </table:table-cell>
          </table:table-row>
        </table:table-header-rows>
        <table:table-row>
          <table:table-cell table:style-name="Table1.A2" office:value-type="string">
            <text:p text:style-name="P1">Kudankulam Nuclear Power Project – <text:span text:style-name="T7">3 &amp; 4 <text:s/>2x1000 MWe capacity; Rs 39,940 CRORE.</text:span></text:p>
          </table:table-cell>
        </table:table-row>
        <table:table-row>
          <table:table-cell table:style-name="Table1.A2" office:value-type="string">
            <text:p text:style-name="P1">Gorakhpur Haryana Anu Vidyut Pariyojana – 1 &amp; 2 2x700 M<text:span text:style-name="T9">W</text:span>e capacity; <text:span text:style-name="T8">Rs 20,594 CRORE</text:span></text:p>
          </table:table-cell>
        </table:table-row>
      </table:table>
      <text:list xml:id="list222321262826567" text:continue-numbering="true" text:style-name="L1">
        <text:list-header>
          <text:p text:style-name="P2"/>
        </text:list-header>
      </text:list>
      <table:table table:name="Table2" table:style-name="Table2">
        <table:table-column table:style-name="Table2.A"/>
        <table:table-row>
          <table:table-cell table:style-name="Table2.A1" office:value-type="string">
            <text:p text:style-name="P1">Ongoing Projects</text:p>
          </table:table-cell>
        </table:table-row>
        <table:table-row>
          <table:table-cell table:style-name="Table2.A2" office:value-type="string">
            <text:p text:style-name="P1">Kudankulam Nuclear Power Project – 1 &amp; 2 2x1000 Mwe <text:span text:style-name="T10">capacity; Rs 17,270 CRORE</text:span></text:p>
          </table:table-cell>
        </table:table-row>
        <table:table-row>
          <table:table-cell table:style-name="Table2.A2" office:value-type="string">
            <text:p text:style-name="P1">Kakrapar Atomic Power Project – 3 &amp; 4 2x700 <text:span text:style-name="T11">Mwe capacity; Rs 11,459 CRORE</text:span></text:p>
          </table:table-cell>
        </table:table-row>
        <table:table-row>
          <table:table-cell table:style-name="Table2.A2" office:value-type="string">
            <text:p text:style-name="P1">Rajasthan Atomic Power Project – 7 &amp; 8 2x700 Mwe cpacity; Rs 12,320 CRORE</text:p>
          </table:table-cell>
        </table:table-row>
      </table:table>
      <text:list xml:id="list222320176320026" text:continue-numbering="true" text:style-name="L1">
        <text:list-header>
          <text:p text:style-name="P2"/>
          <text:p text:style-name="P2">The first set of twin reactors that are part of the 12 reactor units that Russia has undertaken to supply to India will be the most expensive nuclear power units to be set up in the country so far.</text:p>
          <text:p text:style-name="P2">The two new Russian-design VVER-1000 reactor units (KKNPP 3 &amp; 4) to be set up in Tamil Nadu, which would come up at the Kudankulam site where two identical units (KKNPP 1 &amp; 2) are nearing commissioning, entail a sanctioned project cost of Rs 39,849 crore. This would translate into a cost of nearly Rs 20 crore per MWe (mega watt electric) as against the established benchmark of project cost of Rs 7-10 crore per MWe for existing nuclear projects based largely on the indigenous PHWR (pressurised heavy water reactor) technology.</text:p>
          <text:p text:style-name="P2">The comparative cost of setting up a supercritical-technology based thermal power project is around Rs 6 crore per mega watt. The final cost of the new Russian LWR (light water reactor) units, for which state-owned Nuclear Power Corp (NPCIL) is in negotiations with Russian reactor vendor <text:soft-page-break/>Atomstroyexport, could go up further, depending on the resolution of the uncertainties over the Civil Liability Nuclear Damage Act, 2010.</text:p>
          <text:p text:style-name="P2">The government has taken up the matter of developing an appropriate insurance product to cover the liability under the provisions of the Act, which was enacted with the aim of tying down foreign suppliers to a liability regime but is now being perceived as having created unlimited liability — both in time and costs — for vendors.</text:p>
          <text:p text:style-name="P2">The contentious clauses in the law include 17 (b) ,which says the operator (NPCIL) has the right to recourse against suppliers in case of a nuclear accident, and clause 46, which says the suppliers can be sued under any other Indian law as well as by citizens at large.</text:p>
          <text:p text:style-name="P2">According to official sources privy to the discussions on the nuclear collaboration in the run-up to Russian President Vladimir Putin’s visit, the Russian side has indicated that its state-owned nuclear utility Rosatom is open to shortlisting three-four Indian equipment vendors for future nuclear power projects being jointly planned in India.</text:p>
          <text:p text:style-name="P2">At the Kudankulam site, where the two Russian-designed VVER-1000 series reactors are being installed, 100 Russian companies and organisations are involved in documentation, supply of equipment and controlling construction and equipping process.</text:p>
          <text:p text:style-name="P2">As compared to the sanctioned cost of Rs 39,849 crore estimated for the twin Russian units (KKNPP 3&amp;4), the sanctioned cost of a Greenfield project in Haryana based on the domestic PHWR-technology — the 2×700 MWe Gorakhpur Haryana Anu Vidyut Pariyojana-1&amp;2 — is about half of the cost of the Russian LWR-technology based project at Rs 20,594 crore. It needs to be noted that the capacity of the indigenous reactors at 1400MWe is about 66 per cent of the 2000MWe capacity of KKNPP 3 &amp; 4. The two new Kudankulam units — KKNPP-3 &amp; 4 — are expected to be ready for commercial operations by the year 2020-21. Currently, for the existing set of 20 reactors in operation in the country, the maximum per unit (kWh) tariff is Rs.3.41 per unit (including fixed and energy charges). The first set of Russian VVER reactor-based projects set up in the country at Kudankulam — KKNPP 1 <text:soft-page-break/>&amp; 2 — has a sanctioned cost of Rs 17,270 crore, which is up for revision currently. The first 1,000 MWe unit of KKNPP, which was close to commissioning but had to be shut down due to a technical issue with the turbine, is almost ready while the second VVER-1000 light water reactor is in advanced stages of commissioning.</text:p>
        </text:list-header>
        <text:list-item>
          <text:p text:style-name="P4">Arunachal Pradesh signs pact with Russian power company</text:p>
          <text:p text:style-name="P2">Arunachal Pradesh has roped in RusHydro International, a company partly owned by the Russian government, to explore collaboration prospects in creating manpower for the several hydro-electric projects coming up in the state.</text:p>
          <text:p text:style-name="P2">RusHydro International is one of Russia’s largest power generating companies with 38.2 GW installed electricity generation capacity distributed over 70 renewable energy source facilities across the country.</text:p>
          <text:p text:style-name="P2">The joint cooperation declaration aims to create a mechanism for possible collaboration on Hydropower education projects in Arunachal Pradesh under a Public Private Partnership Model (PPP)</text:p>
        </text:list-item>
        <text:list-item>
          <text:p text:style-name="P3"><text:span text:style-name="T12">ISRO does it again: India’s biggest rocket GSLV Mark III launched successfully</text:span></text:p>
          <text:p text:style-name="P3"><text:span text:style-name="T4">Taking its baby steps towards realising India’s ambition to send humans into space, ISRO on Thursday successfully tested the atmospheric re-entry of a crew module after its heaviest launch vehicle GSLV Mk-III blasted off from <text:s/></text:span><text:span text:style-name="T5">Sriharikota.</text:span></text:p>
        </text:list-item>
        <text:list-item>
          <text:p text:style-name="P2"><text:span text:style-name="T6"/></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22:33:23.687130510</meta:creation-date>
    <meta:generator>LibreOffice/4.3.2.2$Linux_X86_64 LibreOffice_project/430m0$Build-2</meta:generator>
    <dc:date>2014-12-18T22:23:20.013800060</dc:date>
    <meta:editing-duration>PT1H24M</meta:editing-duration>
    <meta:editing-cycles>96</meta:editing-cycles>
    <meta:document-statistic meta:table-count="2" meta:image-count="0" meta:object-count="0" meta:page-count="3" meta:paragraph-count="24" meta:word-count="819" meta:character-count="5044" meta:non-whitespace-character-count="4236"/>
  </office:meta>
</office:document-meta>
</file>